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Courier New" svg:font-family="'Courier New'" style:font-family-generic="modern" style:font-pitch="fixed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COLORS" style:family="table">
      <style:table-properties style:width="17.013cm" fo:margin-left="0cm" table:align="left" style:writing-mode="page"/>
    </style:style>
    <style:style style:name="TCOLORS.A" style:family="table-column">
      <style:table-column-properties style:column-width="3.201cm"/>
    </style:style>
    <style:style style:name="TCOLORS.B" style:family="table-column">
      <style:table-column-properties style:column-width="13.811cm"/>
    </style:style>
    <style:style style:name="TCOLORS.A1" style:family="table-cell">
      <style:table-cell-properties fo:padding-left="0.199cm" fo:padding-right="0cm" fo:padding-top="0cm" fo:padding-bottom="0cm" fo:border="none"/>
    </style:style>
    <style:style style:name="TCOLORS.A2" style:family="table-cell">
      <style:table-cell-properties style:vertical-align="middle" fo:padding-left="0.199cm" fo:padding-right="0cm" fo:padding-top="0cm" fo:padding-bottom="0cm" fo:border="none"/>
    </style:style>
    <style:style style:name="P1" style:family="paragraph" style:parent-style-name="Standard">
      <style:text-properties officeooo:rsid="0018882f" officeooo:paragraph-rsid="0018882f"/>
    </style:style>
    <style:style style:name="P2" style:family="paragraph" style:parent-style-name="Standard">
      <style:text-properties fo:font-weight="bold" officeooo:rsid="0018882f" officeooo:paragraph-rsid="0018882f" style:font-weight-asian="bold" style:font-weight-complex="bold"/>
    </style:style>
    <style:style style:name="P3" style:family="paragraph" style:parent-style-name="Table_20_Contents">
      <style:text-properties style:font-name="Courier New"/>
    </style:style>
    <style:style style:name="P4" style:family="paragraph" style:parent-style-name="Table_20_Contents">
      <style:paragraph-properties fo:text-align="end" style:justify-single-word="false"/>
      <style:text-properties style:font-name="Courier New" officeooo:rsid="0018882f" officeooo:paragraph-rsid="0018882f"/>
    </style:style>
    <style:style style:name="P5" style:family="paragraph" style:parent-style-name="Table_20_Contents">
      <style:paragraph-properties fo:margin-top="0.101cm" fo:margin-bottom="0.101cm" loext:contextual-spacing="false" fo:text-align="end" style:justify-single-word="false"/>
      <style:text-properties fo:font-weight="bold" officeooo:rsid="0018882f" officeooo:paragraph-rsid="0018882f" style:font-weight-asian="bold" style:font-weight-complex="bold"/>
    </style:style>
    <style:style style:name="P6" style:family="paragraph" style:parent-style-name="Table_20_Contents">
      <style:paragraph-properties fo:margin-top="0.101cm" fo:margin-bottom="0.101cm" loext:contextual-spacing="false"/>
      <style:text-properties fo:font-weight="bold" officeooo:rsid="0018882f" officeooo:paragraph-rsid="0018882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#FFFFFF" text:name="COLOR_VALUE"/>
        <text:user-field-decl office:value-type="string" office:string-value="COLORED_IMAGE" text:name="COLOR_IMAGE"/>
      </text:user-field-decls>
      <text:p text:style-name="P2">TEST COLORED DUMMY IMAGES</text:p>
      <text:p text:style-name="P1"/>
      <table:table table:name="TCOLORS" table:style-name="TCOLORS">
        <table:table-column table:style-name="TCOLORS.A"/>
        <table:table-column table:style-name="TCOLORS.B"/>
        <table:table-row>
          <table:table-cell table:style-name="TCOLORS.A1" office:value-type="string">
            <text:p text:style-name="P5">Hex-Value</text:p>
          </table:table-cell>
          <table:table-cell table:style-name="TCOLORS.A1" office:value-type="string">
            <text:p text:style-name="P6">Generated Dummy Image</text:p>
          </table:table-cell>
        </table:table-row>
        <table:table-row>
          <table:table-cell table:style-name="TCOLORS.A2" office:value-type="string">
            <text:p text:style-name="P4"><text:user-field-get text:name="COLOR_VALUE">#FFFFFF</text:user-field-get></text:p>
          </table:table-cell>
          <table:table-cell table:style-name="TCOLORS.A2" office:value-type="string">
            <text:p text:style-name="P3"><text:user-field-get text:name="COLOR_IMAGE">COLORED_IMAGE</text:user-field-ge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Courier New" svg:font-family="'Courier New'" style:font-family-generic="modern" style:font-pitch="fixed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7-05-25T17:39:41.159000000</meta:creation-date>
    <meta:generator>LibreOffice/5.3.2.2$Windows_x86 LibreOffice_project/6cd4f1ef626f15116896b1d8e1398b56da0d0ee1</meta:generator>
    <dc:date>2017-05-25T17:43:44.159000000</dc:date>
    <dc:creator>Moritz Riebe</dc:creator>
    <meta:editing-duration>PT2M48S</meta:editing-duration>
    <meta:editing-cycles>2</meta:editing-cycles>
    <meta:document-statistic meta:table-count="1" meta:image-count="0" meta:object-count="0" meta:page-count="1" meta:paragraph-count="5" meta:word-count="10" meta:character-count="75" meta:non-whitespace-character-count="70"/>
  </office:meta>
</office:document-meta>
</file>